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in" fo:margin-right="0in" fo:line-height="100%" fo:text-indent="0in" style:auto-text-indent="false" fo:break-before="auto" fo:break-after="auto"/>
    </style:style>
    <style:style style:name="P2" style:family="paragraph" style:parent-style-name="Standard">
      <style:paragraph-properties fo:text-align="center" style:justify-single-word="false" fo:break-before="auto" fo:break-after="auto"/>
      <style:text-properties style:font-name="Courier New" fo:font-weight="bold" style:font-name-asian="Courier New1" style:font-weight-asian="bold" style:font-name-complex="Courier New1"/>
    </style:style>
    <style:style style:name="P3" style:family="paragraph" style:parent-style-name="Standard">
      <style:paragraph-properties fo:margin-left="1in" fo:margin-right="0in" fo:line-height="100%" fo:text-indent="0in" style:auto-text-indent="false" fo:break-before="auto" fo:break-after="auto"/>
      <style:text-properties style:font-name="Courier New" fo:font-weight="bold" fo:background-color="#ff00ff" style:font-name-asian="Courier New1" style:font-weight-asian="bold" style:font-name-complex="Courier New1"/>
    </style:style>
    <style:style style:name="P4" style:family="paragraph" style:parent-style-name="Standard">
      <style:paragraph-properties fo:margin-left="1in" fo:margin-right="0in" fo:line-height="100%" fo:text-indent="0in" style:auto-text-indent="false" fo:break-before="auto" fo:break-after="auto"/>
      <style:text-properties style:font-name="Courier New" fo:font-weight="bold" fo:background-color="#81d41a" style:font-name-asian="Courier New1" style:font-weight-asian="bold" style:font-name-complex="Courier New1"/>
    </style:style>
    <style:style style:name="P5" style:family="paragraph" style:parent-style-name="Standard">
      <style:paragraph-properties fo:break-before="auto" fo:break-after="auto"/>
      <style:text-properties fo:background-color="#00ffff"/>
    </style:style>
    <style:style style:name="P6" style:family="paragraph" style:parent-style-name="Standard">
      <style:paragraph-properties fo:break-before="auto" fo:break-after="auto"/>
      <style:text-properties fo:background-color="#b6d7a8"/>
    </style:style>
    <style:style style:name="P7" style:family="paragraph" style:parent-style-name="Standard">
      <style:paragraph-properties fo:break-before="auto" fo:break-after="auto"/>
      <style:text-properties fo:background-color="#ffff00"/>
    </style:style>
    <style:style style:name="P8" style:family="paragraph" style:parent-style-name="Standard">
      <style:paragraph-properties fo:break-before="auto" fo:break-after="auto"/>
      <style:text-properties fo:background-color="#b4a7d6"/>
    </style:style>
    <style:style style:name="P9" style:family="paragraph" style:parent-style-name="Standard">
      <style:paragraph-properties fo:break-before="auto" fo:break-after="auto"/>
      <style:text-properties fo:background-color="#f9cb9c"/>
    </style:style>
    <style:style style:name="P10" style:family="paragraph" style:parent-style-name="Standard">
      <style:paragraph-properties fo:break-before="auto" fo:break-after="auto"/>
      <style:text-properties fo:background-color="#ff00ff"/>
    </style:style>
    <style:style style:name="P11" style:family="paragraph" style:parent-style-name="Standard">
      <style:text-properties officeooo:rsid="0016dd80" officeooo:paragraph-rsid="0016dd80" fo:background-color="#650953"/>
    </style:style>
    <style:style style:name="P12" style:family="paragraph" style:parent-style-name="Standard">
      <style:paragraph-properties fo:break-before="auto" fo:break-after="auto"/>
      <style:text-properties fo:background-color="#00ff00"/>
    </style:style>
    <style:style style:name="P13" style:family="paragraph" style:parent-style-name="Standard">
      <style:text-properties officeooo:rsid="001d6ea1" officeooo:paragraph-rsid="001d6ea1" fo:background-color="#81d41a" style:language-asian="ja" style:country-asian="JP"/>
    </style:style>
    <style:style style:name="P14" style:family="paragraph" style:parent-style-name="Standard">
      <style:paragraph-properties fo:margin-left="0in" fo:margin-right="0in" fo:text-indent="0in" style:auto-text-indent="false"/>
      <style:text-properties officeooo:rsid="0021c8aa" officeooo:paragraph-rsid="0021c8aa" fo:background-color="#ff0000" style:language-asian="ja" style:country-asian="JP"/>
    </style:style>
    <style:style style:name="P15" style:family="paragraph" style:parent-style-name="Standard">
      <style:paragraph-properties fo:margin-left="0.5in" fo:margin-right="0in" fo:text-indent="0in" style:auto-text-indent="false"/>
      <style:text-properties officeooo:rsid="0021c8aa" officeooo:paragraph-rsid="0021c8aa" fo:background-color="#ff0000" style:language-asian="ja" style:country-asian="JP"/>
    </style:style>
    <style:style style:name="P16" style:family="paragraph" style:parent-style-name="Standard">
      <style:paragraph-properties fo:margin-left="0.5in" fo:margin-right="0in" fo:text-indent="0in" style:auto-text-indent="false"/>
      <style:text-properties officeooo:rsid="0021c8aa" officeooo:paragraph-rsid="0021e5cd" fo:background-color="#ff0000" style:language-asian="ja" style:country-asian="JP"/>
    </style:style>
    <style:style style:name="P17" style:family="paragraph" style:parent-style-name="Standard">
      <style:paragraph-properties fo:margin-left="0.5in" fo:margin-right="0in" fo:text-indent="0in" style:auto-text-indent="false"/>
      <style:text-properties officeooo:rsid="0021e5cd" officeooo:paragraph-rsid="0021e5cd" fo:background-color="#ff0000" style:language-asian="ja" style:country-asian="JP"/>
    </style:style>
    <style:style style:name="P18" style:family="paragraph" style:parent-style-name="Standard">
      <style:text-properties officeooo:rsid="001f51fa" officeooo:paragraph-rsid="001f51fa" fo:background-color="#ff8000" style:language-asian="ja" style:country-asian="JP"/>
    </style:style>
    <style:style style:name="P19" style:family="paragraph" style:parent-style-name="Standard">
      <style:paragraph-properties fo:margin-left="0.5in" fo:margin-right="0in" fo:text-indent="0in" style:auto-text-indent="false"/>
      <style:text-properties officeooo:rsid="001f51fa" officeooo:paragraph-rsid="001f51fa" fo:background-color="#ff8000" style:language-asian="ja" style:country-asian="JP"/>
    </style:style>
    <style:style style:name="P20" style:family="paragraph" style:parent-style-name="Standard">
      <style:paragraph-properties fo:break-before="auto" fo:break-after="auto"/>
      <style:text-properties fo:color="#ffffff" loext:opacity="100%" officeooo:rsid="002b3439" officeooo:paragraph-rsid="002b3439" fo:background-color="#000080" style:language-asian="ja" style:country-asian="JP"/>
    </style:style>
    <style:style style:name="P21" style:family="paragraph" style:parent-style-name="Standard">
      <style:text-properties fo:color="#ffffff" loext:opacity="100%" officeooo:rsid="002b3439" officeooo:paragraph-rsid="002b3439" fo:background-color="#800080" style:language-asian="ja" style:country-asian="JP"/>
    </style:style>
    <style:style style:name="P22" style:family="paragraph" style:parent-style-name="Standard">
      <style:text-properties style:use-window-font-color="true" loext:opacity="0%" officeooo:rsid="00286322" officeooo:paragraph-rsid="00286322" fo:background-color="#5983b0" style:language-asian="ja" style:country-asian="JP"/>
    </style:style>
    <style:style style:name="P23" style:family="paragraph" style:parent-style-name="Standard">
      <style:paragraph-properties fo:break-before="auto" fo:break-after="auto"/>
      <style:text-properties fo:background-color="#ea9999"/>
    </style:style>
    <style:style style:name="P24" style:family="paragraph" style:parent-style-name="Standard">
      <style:text-properties officeooo:rsid="002b5fdc" officeooo:paragraph-rsid="002b5fdc" fo:background-color="#acb20c" style:language-asian="ja" style:country-asian="JP"/>
    </style:style>
    <style:style style:name="P25" style:family="paragraph" style:parent-style-name="Standard" style:master-page-name="Standard">
      <style:paragraph-properties fo:margin-left="1in" fo:margin-right="0in" fo:line-height="100%" fo:text-indent="0in" style:auto-text-indent="false" style:page-number="1" fo:break-before="auto" fo:break-after="auto"/>
    </style:style>
    <style:style style:name="T1" style:family="text">
      <style:text-properties style:font-name="Courier New" fo:font-weight="bold" fo:background-color="#ea9999" loext:char-shading-value="0" style:font-name-asian="Courier New1" style:font-weight-asian="bold" style:font-name-complex="Courier New1"/>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fo:font-weight="bold" fo:background-color="#00ffff" loext:char-shading-value="0" style:font-name-asian="Courier New1" style:font-weight-asian="bold" style:font-name-complex="Courier New1"/>
    </style:style>
    <style:style style:name="T4" style:family="text">
      <style:text-properties style:font-name="Courier New" fo:font-weight="bold" fo:background-color="#ff0000" loext:char-shading-value="0" style:font-name-asian="Courier New1" style:font-weight-asian="bold" style:font-name-complex="Courier New1"/>
    </style:style>
    <style:style style:name="T5" style:family="text">
      <style:text-properties style:font-name="Courier New" fo:font-weight="bold" fo:background-color="#ffff00" loext:char-shading-value="0" style:font-name-asian="Courier New1" style:font-weight-asian="bold" style:font-name-complex="Courier New1"/>
    </style:style>
    <style:style style:name="T6" style:family="text">
      <style:text-properties style:font-name="Courier New" fo:font-weight="bold" fo:background-color="#00ff00" loext:char-shading-value="0" style:font-name-asian="Courier New1" style:font-weight-asian="bold" style:font-name-complex="Courier New1"/>
    </style:style>
    <style:style style:name="T7" style:family="text">
      <style:text-properties style:font-name="Courier New" fo:font-weight="bold" fo:background-color="#ff00ff" loext:char-shading-value="0" style:font-name-asian="Courier New1" style:font-weight-asian="bold" style:font-name-complex="Courier New1"/>
    </style:style>
    <style:style style:name="T8" style:family="text">
      <style:text-properties style:font-name="Courier New" fo:font-weight="bold" fo:background-color="#b6d7a8" loext:char-shading-value="0" style:font-name-asian="Courier New1" style:font-weight-asian="bold" style:font-name-complex="Courier New1"/>
    </style:style>
    <style:style style:name="T9" style:family="text">
      <style:text-properties style:font-name="Courier New" fo:font-weight="bold" fo:background-color="#b4a7d6" loext:char-shading-value="0" style:font-name-asian="Courier New1" style:font-weight-asian="bold" style:font-name-complex="Courier New1"/>
    </style:style>
    <style:style style:name="T10" style:family="text">
      <style:text-properties style:font-name="Courier New" fo:font-weight="bold" fo:background-color="#f9cb9c" loext:char-shading-value="0" style:font-name-asian="Courier New1" style:font-weight-asian="bold" style:font-name-complex="Courier New1"/>
    </style:style>
    <style:style style:name="T11" style:family="text">
      <style:text-properties style:font-name="Courier New" fo:font-weight="bold" fo:background-color="#650953" loext:char-shading-value="0" style:font-name-asian="Courier New1" style:font-weight-asian="bold" style:font-name-complex="Courier New1"/>
    </style:style>
    <style:style style:name="T12" style:family="text">
      <style:text-properties style:font-name="Courier New" fo:font-weight="bold" fo:background-color="#81d41a" loext:char-shading-value="0" style:font-name-asian="Courier New1" style:font-weight-asian="bold" style:font-name-complex="Courier New1"/>
    </style:style>
    <style:style style:name="T13" style:family="text">
      <style:text-properties style:font-name="Courier New" fo:font-weight="bold" fo:background-color="#ff8000" loext:char-shading-value="0" style:font-name-asian="Courier New1" style:font-weight-asian="bold" style:font-name-complex="Courier New1"/>
    </style:style>
    <style:style style:name="T14" style:family="text">
      <style:text-properties style:font-name="Courier New" fo:font-weight="bold" fo:background-color="transparent" loext:char-shading-value="0" style:font-name-asian="Courier New1" style:font-weight-asian="bold" style:font-name-complex="Courier New1"/>
    </style:style>
    <style:style style:name="T15" style:family="text">
      <style:text-properties style:font-name="Courier New" fo:font-weight="bold" fo:background-color="#000000" loext:char-shading-value="0" style:font-name-asian="Courier New1" style:font-weight-asian="bold" style:font-name-complex="Courier New1"/>
    </style:style>
    <style:style style:name="T16" style:family="text">
      <style:text-properties style:font-name="Courier New" fo:font-weight="bold" fo:background-color="#5983b0" loext:char-shading-value="0" style:font-name-asian="Courier New1" style:font-weight-asian="bold" style:font-name-complex="Courier New1"/>
    </style:style>
    <style:style style:name="T17" style:family="text">
      <style:text-properties style:font-name="Courier New" fo:font-weight="bold" fo:background-color="#acb20c" loext:char-shading-value="0" style:font-name-asian="Courier New1" style:font-weight-asian="bold" style:font-name-complex="Courier New1"/>
    </style:style>
    <style:style style:name="T18" style:family="text">
      <style:text-properties fo:color="#ffffff" loext:opacity="100%" style:font-name="Courier New" fo:font-weight="bold" fo:background-color="#000080" loext:char-shading-value="0" style:font-name-asian="Courier New1" style:font-weight-asian="bold" style:font-name-complex="Courier New1"/>
    </style:style>
    <style:style style:name="T19" style:family="text">
      <style:text-properties fo:color="#ffffff" loext:opacity="100%" style:font-name="Courier New" fo:font-weight="bold" fo:background-color="transparent" loext:char-shading-value="0" style:font-name-asian="Courier New1" style:font-weight-asian="bold" style:font-name-complex="Courier New1"/>
    </style:style>
    <style:style style:name="T20" style:family="text">
      <style:text-properties fo:color="#ffffff" loext:opacity="100%" style:font-name="Courier New" fo:font-weight="bold" fo:background-color="#800080" loext:char-shading-value="0" style:font-name-asian="Courier New1" style:font-weight-asian="bold" style:font-name-complex="Courier New1"/>
    </style:style>
    <style:style style:name="T21" style:family="text">
      <style:text-properties officeooo:rsid="00183025"/>
    </style:style>
    <style:style style:name="T22" style:family="text">
      <style:text-properties officeooo:rsid="00186401"/>
    </style:style>
    <style:style style:name="T23" style:family="text">
      <style:text-properties officeooo:rsid="001a4d28"/>
    </style:style>
    <style:style style:name="T24" style:family="text">
      <style:text-properties officeooo:rsid="001bd04f"/>
    </style:style>
    <style:style style:name="T25" style:family="text">
      <style:text-properties officeooo:rsid="001d672f"/>
    </style:style>
    <style:style style:name="T26" style:family="text">
      <style:text-properties officeooo:rsid="0021e5cd"/>
    </style:style>
    <style:style style:name="T27" style:family="text">
      <style:text-properties style:language-asian="ja" style:country-asian="JP"/>
    </style:style>
    <style:style style:name="T28" style:family="text">
      <style:text-properties officeooo:rsid="002a9035" style:language-asian="ja" style:country-asian="JP"/>
    </style:style>
    <style:style style:name="T29" style:family="text">
      <style:text-properties officeooo:rsid="002bdb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78 00</text:span><text:span text:style-name="T2"> </text:span><text:span text:style-name="T17">F9 00</text:span><text:span text:style-name="T2"> 02 00 </text:span><text:span text:style-name="T3">7C 00</text:span><text:span text:style-name="T2"> </text:span><text:span text:style-name="T13">02</text:span><text:span text:style-name="T14"> </text:span><text:span text:style-name="T4">11</text:span><text:span text:style-name="T2"> 00 00 </text:span><text:span text:style-name="T8">78 00 00 00</text:span></text:p>
      <text:p text:style-name="P1"><text:span text:style-name="T5">3C 00 00 00</text:span><text:span text:style-name="T2"> </text:span><text:span text:style-name="T11">05</text:span><text:span text:style-name="T2"> </text:span><text:span text:style-name="T15">00 00 00</text:span><text:span text:style-name="T2"> </text:span><text:span text:style-name="T18">9B 01</text:span><text:span text:style-name="T19"> </text:span><text:span text:style-name="T20">A0 01</text:span><text:span text:style-name="T2"> </text:span><text:span text:style-name="T9">14</text:span><text:span text:style-name="T2"> </text:span><text:span text:style-name="T15">00</text:span><text:span text:style-name="T2"> </text:span><text:span text:style-name="T16">00</text:span><text:span text:style-name="T2"> </text:span><text:span text:style-name="T10">00</text:span></text:p>
      <text:p text:style-name="P1"><text:span text:style-name="T10">03 00 00 00 00</text:span><text:span text:style-name="T2"> </text:span><text:span text:style-name="T6">02</text:span><text:span text:style-name="T2"> </text:span><text:span text:style-name="T12">83 5B 83 56 83 4A 82 CC 82 D3</text:span></text:p>
      <text:p text:style-name="P4">82 BE 82 F1 82 AC 00 00 00 00 00 00 00 00 00 00</text:p>
      <text:p text:style-name="P1"><text:span text:style-name="T12">00 00 00 00</text:span><text:span text:style-name="T2"> </text:span><text:span text:style-name="T7">4A 65 73 73 69 63 61 27 73 20 4F 75</text:span></text:p>
      <text:p text:style-name="P3">74 66 69 74 00 00 00 00 00 00 00 00 00 00 00 00</text:p>
      <text:p text:style-name="P3">00 00 00 00 00 00 00 00 00 00 00 00 00 00 00 00</text:p>
      <text:p text:style-name="P3">00 00 00 00 00 00 00 00 00 00 00 00 00 00 00 00</text:p>
      <text:p text:style-name="P3">00 00 00 00</text:p>
      <text:p text:style-name="P2"/>
      <text:p text:style-name="P23">Item ID</text:p>
      <text:p text:style-name="P24">“Sort By Type” index.</text:p>
      <text:p text:style-name="P5">Index of the icon to use for this item.</text:p>
      <text:p text:style-name="P18">Type of item.</text:p>
      <text:p text:style-name="P19">01 = Weapon, 02 = Armour, 03 = Shield, 04 = Headwear,</text:p>
      <text:p text:style-name="P19">05 = Accessory, 06 = Item, 07 = Important Item</text:p>
      <text:p text:style-name="P14">Subtype of item.</text:p>
      <text:p text:style-name="P15">01 = Sword</text:p>
      <text:p text:style-name="P15">02 = Spear</text:p>
      <text:p text:style-name="P15">03 = Boomerang</text:p>
      <text:p text:style-name="P15">04 = Axe</text:p>
      <text:p text:style-name="P15">05 = Flail</text:p>
      <text:p text:style-name="P15">06 = Rapier</text:p>
      <text:p text:style-name="P15">07 = Staff</text:p>
      <text:p text:style-name="P15">08 = Bow <text:span text:style-name="T29">(Longbow)</text:span></text:p>
      <text:p text:style-name="P15">09 = Bow <text:span text:style-name="T29">(Shortbow)</text:span></text:p>
      <text:p text:style-name="P15">0A = Knife</text:p>
      <text:p text:style-name="P15">0B = Whip</text:p>
      <text:p text:style-name="P15">0C = Scythe</text:p>
      <text:p text:style-name="P15">0D = Club</text:p>
      <text:p text:style-name="P17">0E = Fan</text:p>
      <text:p text:style-name="P17">0F = Claw</text:p>
      <text:p text:style-name="P15">10 = Armour</text:p>
      <text:p text:style-name="P15">11 = Clothes</text:p>
      <text:p text:style-name="P15">12 = Robe</text:p>
      <text:p text:style-name="P15">13 = Shield</text:p>
      <text:p text:style-name="P15">14 = Helmet</text:p>
      <text:p text:style-name="P16">15 = ? <text:span text:style-name="T26">(Head)</text:span></text:p>
      <text:p text:style-name="P15">16 = ? <text:span text:style-name="T26">(Head)</text:span></text:p>
      <text:p text:style-name="P17">17 = Accessory</text:p>
      <text:p text:style-name="P17">18 = Item</text:p>
      <text:p text:style-name="P17">19 = Seed</text:p>
      <text:p text:style-name="P17">1A = Key</text:p>
      <text:p text:style-name="P17">1B = Alchemy</text:p>
      <text:p text:style-name="P17">1C = Important Item</text:p>
      <text:p text:style-name="P17">1D = Cheese</text:p>
      <text:p text:style-name="P6"><text:soft-page-break/>Price: a 32-bit signed integer corresponding to the item’s retail price.</text:p>
      <text:p text:style-name="P7">Sell Price: a 32-bit signed integer corresponding to the item’s resale price.</text:p>
      <text:p text:style-name="P11">Curse? <text:span text:style-name="T21">Uncursed items = usually 4, sometimes 5, </text:span><text:span text:style-name="T22">or 00</text:span><text:span text:style-name="T21">; 0D = curse, </text:span><text:span text:style-name="T23">(maybe this is a bit value?) </text:span><text:span text:style-name="T24">seems like it’s always the bit at 000</text:span><text:span text:style-name="T25">0X</text:span><text:span text:style-name="T24">000</text:span><text:span text:style-name="T21"> </text:span></text:p>
      <text:p text:style-name="P20">In- battle effect.</text:p>
      <text:p text:style-name="P21">Out-of-battle effect.</text:p>
      <text:p text:style-name="P22">Required level</text:p>
      <text:p text:style-name="P8">A series of binary values, denoting which party members can and cannot equip the item. From smallest to largest, 1st place is Hero, 2nd is Yangus, 3rd is Jessica, 4th is Angelo, 5th is ??, 6th is Red, 7th is ??, and 8th is Morrie.</text:p>
      <text:p text:style-name="P9">A series of single byte values representing the item’s attack, defence, agility, and wisdom,<text:span text:style-name="T27"> </text:span><text:span text:style-name="T28">HP, MP</text:span><text:span text:style-name="T27"> </text:span>stats, respectively.</text:p>
      <text:p text:style-name="P12">Has an impact on the “Stats” view.</text:p>
      <text:p text:style-name="P13">Name (Shift-JIS)</text:p>
      <text:p text:style-name="P10">An ASCII string representing the name of the item. Doesn’t seem to do any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9-09T19:04:10.972000000</dc:date>
    <meta:editing-duration>PT1H11S</meta:editing-duration>
    <meta:editing-cycles>23</meta:editing-cycles>
    <meta:document-statistic meta:table-count="0" meta:image-count="0" meta:object-count="0" meta:page-count="2" meta:paragraph-count="56" meta:word-count="410" meta:character-count="1730" meta:non-whitespace-character-count="1375"/>
  </office:meta>
</office:document-meta>
</file>